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automatic-styles>
    <style:style style:family="table-cell" style:name="ce1" style:display-name="ce1">
      <style:text-properties fo:font-weight="None" fo:font-style="None" fo:font-family="Times New Roman" fo:font-size="8"/>
    </style:style>
    <style:style style:family="table-cell" style:name="ce2" style:display-name="ce2">
      <style:text-properties fo:font-weight="None" fo:font-style="None" fo:font-family="Times New Roman" fo:font-size="10"/>
    </style:style>
    <style:style style:family="table-cell" style:name="ce3" style:display-name="ce3">
      <style:text-properties fo:font-weight="None" fo:font-style="None" fo:font-family="Times New Roman" fo:font-size="9"/>
    </style:style>
    <style:style style:family="table-cell" style:name="ce4" style:display-name="ce4">
      <style:text-properties fo:font-weight="None" fo:font-style="None" fo:font-family="Times New Roman" fo:font-size="9"/>
      <style:table-cell-properties fo:border-bottom="0.31pt solid #3c3c3c"/>
      <style:paragraph-properties fo:text-align="center"/>
    </style:style>
    <style:style style:family="table-cell" style:name="ce5" style:display-name="ce5">
      <style:text-properties fo:font-weight="None" fo:font-style="None" fo:font-family="Times New Roman" fo:font-size="7"/>
      <style:table-cell-properties style:vertical-align="top" fo:border-top="0.31pt solid #3c3c3c"/>
      <style:paragraph-properties style:vertical-align="top" fo:text-align="center"/>
    </style:style>
    <style:style style:family="table-cell" style:name="ce6" style:display-name="ce6">
      <style:text-properties fo:font-weight="bold" fo:font-style="None" fo:font-family="Times New Roman" fo:font-size="12"/>
    </style:style>
    <style:style style:family="table-cell" style:name="ce7" style:display-name="ce7">
      <style:text-properties fo:font-weight="bold" fo:font-style="None" fo:font-family="Times New Roman" fo:font-size="12"/>
      <style:paragraph-properties fo:text-align="center"/>
    </style:style>
    <style:style style:family="table-cell" style:name="ce8" style:display-name="ce8">
      <style:text-properties fo:font-weight="None" fo:font-style="None" fo:font-family="Times New Roman" fo:font-size="9"/>
      <style:table-cell-properties fo:border-bottom="0.31pt solid #3c3c3c" fo:border-right="0.31pt solid #3c3c3c"/>
      <style:paragraph-properties fo:text-align="center"/>
    </style:style>
    <style:style style:family="table-cell" style:name="ce9" style:display-name="ce9">
      <style:text-properties fo:font-weight="bold" fo:font-style="None" fo:font-family="Times New Roman" fo:font-size="9"/>
      <style:paragraph-properties fo:text-align="start"/>
    </style:style>
    <style:style style:family="table-cell" style:name="ce10" style:display-name="ce10">
      <style:text-properties fo:font-weight="None" fo:font-style="None" fo:font-family="Times New Roman" fo:font-size="9"/>
      <style:paragraph-properties fo:text-align="start"/>
    </style:style>
    <style:style style:family="table-cell" style:name="ce11" style:display-name="ce11">
      <style:text-properties fo:font-weight="None" fo:font-style="None" fo:font-family="Times New Roman" fo:font-size="9"/>
      <style:table-cell-properties style:vertical-align="middle"/>
      <style:paragraph-properties style:vertical-align="middle"/>
    </style:style>
    <style:style style:family="table-cell" style:name="ce12" style:display-name="ce12">
      <style:text-properties fo:font-weight="None" fo:font-style="None" fo:font-family="Times New Roman" fo:font-size="9"/>
      <style:table-cell-properties style:vertical-align="middle"/>
      <style:paragraph-properties style:vertical-align="middle"/>
    </style:style>
    <style:style style:family="table-cell" style:name="ce13" style:display-name="ce13">
      <style:text-properties fo:font-weight="bold" fo:font-style="None" fo:font-family="Times New Roman" fo:font-size="9"/>
      <style:table-cell-properties style:vertical-align="middle"/>
      <style:paragraph-properties style:vertical-align="middle"/>
    </style:style>
    <style:style style:family="table-cell" style:name="ce15" style:display-name="ce15">
      <style:text-properties fo:font-weight="None" fo:font-style="None" fo:font-family="Times New Roman" fo:font-size="9"/>
      <style:table-cell-properties fo:border-right="0.31pt solid #3c3c3c" fo:border-top="0.31pt solid #3c3c3c" fo:border-left="0.31pt solid #3c3c3c" fo:border-bottom="0.31pt solid #3c3c3c" fo:wrap-option="wrap" style:vertical-align="middle"/>
      <style:paragraph-properties style:vertical-align="middle" fo:text-align="center"/>
    </style:style>
    <style:style style:family="table-cell" style:name="ce16" style:display-name="ce16">
      <style:text-properties fo:font-weight="None" fo:font-style="None" fo:font-family="Times New Roman" fo:font-size="9"/>
      <style:table-cell-properties fo:border-left="0.31pt solid #3c3c3c" fo:border-bottom="0.31pt solid #3c3c3c" fo:border-right="0.31pt solid #3c3c3c" style:vertical-align="middle" fo:border-top="0.31pt solid #3c3c3c"/>
      <style:paragraph-properties style:vertical-align="middle" fo:text-align="center"/>
    </style:style>
    <style:style style:family="table-cell" style:name="ce17" style:display-name="ce17">
      <style:text-properties fo:font-weight="None" fo:font-style="None" fo:font-family="Times New Roman" fo:font-size="9"/>
      <style:table-cell-properties fo:border-left="0.31pt solid #3c3c3c" fo:border-bottom="0.31pt solid #3c3c3c" fo:border-right="0.31pt solid #3c3c3c" fo:border-top="0.31pt solid #3c3c3c"/>
      <style:paragraph-properties fo:text-align="center"/>
    </style:style>
    <style:style style:family="table-cell" style:name="ce18" style:display-name="ce18">
      <style:text-properties fo:font-weight="None" fo:font-style="None" fo:font-family="Times New Roman" fo:font-size="9"/>
      <style:table-cell-properties fo:border-left="0.31pt solid #3c3c3c" fo:border-bottom="0.31pt solid #3c3c3c" fo:border-right="0.31pt solid #3c3c3c" fo:wrap-option="wrap" fo:border-top="0.31pt solid #3c3c3c"/>
      <style:paragraph-properties fo:text-align="start"/>
    </style:style>
    <style:style style:family="table-cell" style:name="ce19" style:display-name="ce19">
      <style:text-properties fo:font-weight="None" fo:font-style="None" fo:font-family="Times New Roman" fo:font-size="9"/>
    </style:style>
    <style:style style:family="table-cell" style:name="ce20" style:display-name="ce20">
      <style:text-properties fo:font-weight="bold" fo:font-style="None" fo:font-family="Times New Roman" fo:font-size="9"/>
    </style:style>
    <style:style style:family="table-cell" style:name="ce21" style:display-name="ce21">
      <style:text-properties fo:font-weight="None" fo:font-style="None" fo:font-family="Times New Roman" fo:font-size="7"/>
    </style:style>
    <style:style style:family="table-cell" style:name="ce22" style:display-name="ce22">
      <style:text-properties fo:font-weight="bold" fo:font-style="None" fo:font-family="Times New Roman" fo:font-size="12"/>
      <style:paragraph-properties fo:text-align="center"/>
    </style:style>
    <style:style style:family="table-cell" style:name="ce26" style:display-name="ce26">
      <style:text-properties fo:font-weight="None" fo:font-style="None" fo:font-family="Times New Roman" fo:font-size="9"/>
      <style:table-cell-properties style:vertical-align="middle" fo:border-right="0.31pt solid #3c3c3c"/>
      <style:paragraph-properties style:vertical-align="middle"/>
    </style:style>
    <style:style style:family="table-cell" style:name="ce33" style:display-name="ce33">
      <style:text-properties fo:font-weight="None" fo:font-style="None" fo:font-family="Times New Roman" fo:font-size="9"/>
      <style:table-cell-properties style:vertical-align="middle"/>
      <style:paragraph-properties style:vertical-align="middle" fo:text-align="center"/>
    </style:style>
    <style:style style:family="table-cell" style:name="ce34" style:display-name="ce34">
      <style:text-properties fo:font-weight="None" fo:font-style="None" fo:font-family="Times New Roman" fo:font-size="9"/>
      <style:paragraph-properties fo:text-align="center"/>
    </style:style>
    <style:style style:family="table-cell" style:name="ce35" style:display-name="ce35">
      <style:text-properties fo:font-weight="None" fo:font-style="None" fo:font-family="Times New Roman" fo:font-size="9"/>
      <style:table-cell-properties fo:border-left="0.31pt solid #3c3c3c" fo:border-bottom="0.31pt solid #3c3c3c" fo:border-right="0.31pt solid #3c3c3c" fo:border-top="0.31pt solid #3c3c3c"/>
      <style:paragraph-properties fo:text-align="center"/>
    </style:style>
    <style:style style:family="table-cell" style:name="ce36" style:display-name="ce36">
      <style:text-properties fo:font-weight="None" fo:font-style="None" fo:font-family="Times New Roman" fo:font-size="9"/>
    </style:style>
    <style:style style:family="table-cell" style:name="ce37" style:display-name="ce37">
      <style:text-properties fo:font-weight="None" fo:font-style="None" fo:font-family="Times New Roman" fo:font-size="9"/>
      <style:table-cell-properties style:vertical-align="middle"/>
      <style:paragraph-properties style:vertical-align="middle" fo:text-align="start"/>
    </style:style>
    <style:style style:family="table-cell" style:name="ce38" style:display-name="ce38">
      <style:text-properties fo:font-weight="None" fo:font-style="None" fo:font-family="Times New Roman" fo:font-size="9"/>
      <style:table-cell-properties fo:border-top="0.31pt solid #3c3c3c"/>
    </style:style>
    <style:style style:family="table-cell" style:name="ce39" style:display-name="ce39">
      <style:text-properties fo:font-weight="None" fo:font-style="None" fo:font-family="Times New Roman" fo:font-size="9"/>
      <style:paragraph-properties fo:text-align="end"/>
    </style:style>
    <style:style style:family="table-cell" style:name="ce40" style:display-name="ce40">
      <style:text-properties fo:font-weight="None" fo:font-style="None" fo:font-family="Times New Roman" fo:font-size="9"/>
      <style:paragraph-properties fo:text-align="end"/>
    </style:style>
    <style:style style:family="table-cell" style:name="ce41" style:display-name="ce41">
      <style:text-properties fo:font-weight="None" fo:font-style="None" fo:font-family="Times New Roman" fo:font-size="9"/>
      <style:table-cell-properties style:vertical-align="middle"/>
      <style:paragraph-properties style:vertical-align="middle"/>
    </style:style>
    <style:style style:family="table-cell" style:name="ce43" style:display-name="ce43">
      <style:text-properties fo:font-weight="None" fo:font-style="None" fo:font-family="Times New Roman" fo:font-size="9"/>
      <style:table-cell-properties fo:border-right="0.31pt solid #3c3c3c" fo:border-top="0.31pt solid #3c3c3c" fo:border-left="0.31pt solid #3c3c3c" fo:border-bottom="0.31pt solid #3c3c3c" fo:wrap-option="wrap" style:vertical-align="top"/>
      <style:paragraph-properties style:vertical-align="top" fo:text-align="center"/>
    </style:style>
    <style:style style:family="table-cell" style:name="ce45" style:display-name="ce45">
      <style:text-properties fo:font-weight="None" fo:font-style="None" fo:font-family="Times New Roman" fo:font-size="9"/>
      <style:table-cell-properties fo:border-top="0.31pt solid #3c3c3c"/>
    </style:style>
    <style:style style:family="table-cell" style:name="ce49" style:display-name="ce49">
      <style:text-properties fo:font-weight="bold" fo:font-style="None" fo:font-family="Times New Roman" fo:font-size="12"/>
      <style:paragraph-properties fo:text-align="end"/>
    </style:style>
    <style:style style:family="table-cell" style:name="ce50" style:display-name="ce50">
      <style:text-properties fo:font-weight="None" fo:font-style="None" fo:font-family="Times New Roman" fo:font-size="9"/>
      <style:table-cell-properties fo:border-top="0.31pt solid #3c3c3c"/>
      <style:paragraph-properties fo:text-align="center"/>
    </style:style>
    <style:style style:family="table-cell" style:name="ce51" style:display-name="ce51">
      <style:text-properties fo:font-weight="None" fo:font-style="None" fo:font-family="Times New Roman" fo:font-size="7"/>
      <style:table-cell-properties style:vertical-align="top"/>
      <style:paragraph-properties style:vertical-align="top" fo:text-align="center"/>
    </style:style>
    <style:style style:family="table-cell" style:name="ce52" style:display-name="ce52">
      <style:text-properties fo:font-weight="bold" fo:font-style="None" fo:font-family="Times New Roman" fo:font-size="12"/>
      <style:table-cell-properties fo:border-left="0.31pt solid #3c3c3c" fo:border-bottom="0.31pt solid #3c3c3c" fo:border-right="0.31pt solid #3c3c3c" fo:border-top="0.31pt solid #3c3c3c"/>
      <style:paragraph-properties fo:text-align="center"/>
    </style:style>
    <style:style style:family="table-cell" style:name="ce61" style:display-name="ce61">
      <style:text-properties fo:font-weight="None" fo:font-style="None" fo:font-family="Times New Roman" fo:font-size="9"/>
      <style:paragraph-properties fo:text-align="end"/>
    </style:style>
    <style:style style:family="table-cell" style:name="ce64" style:display-name="ce64">
      <style:text-properties fo:font-weight="None" fo:font-style="None" fo:font-family="Times New Roman" fo:font-size="9"/>
      <style:paragraph-properties fo:text-align="start"/>
    </style:style>
    <style:style style:family="table-cell" style:name="ce67" style:display-name="ce67">
      <style:text-properties fo:font-weight="None" fo:font-style="None" fo:font-family="Times New Roman" fo:font-size="9"/>
    </style:style>
    <style:style style:family="table-cell" style:name="ce68" style:display-name="ce68">
      <style:text-properties fo:font-weight="None" fo:font-style="None" fo:font-family="Times New Roman" fo:font-size="10"/>
      <style:table-cell-properties style:vertical-align="middle"/>
      <style:paragraph-properties style:vertical-align="middle" fo:text-align="center"/>
    </style:style>
    <style:style style:family="table-cell" style:name="ce69" style:display-name="ce69">
      <style:text-properties fo:font-weight="None" fo:font-style="None" fo:font-family="Times New Roman" fo:font-size="10"/>
      <style:paragraph-properties fo:text-align="center"/>
    </style:style>
    <style:style style:family="table-cell" style:name="ce71" style:display-name="ce71">
      <style:text-properties fo:font-weight="None" fo:font-style="None" fo:font-family="Times New Roman" fo:font-size="9"/>
      <style:table-cell-properties fo:border-left="0.31pt solid #3c3c3c" fo:border-bottom="0.31pt solid #3c3c3c" fo:border-right="0.31pt solid #3c3c3c" style:vertical-align="top" fo:border-top="0.31pt solid #3c3c3c"/>
      <style:paragraph-properties style:vertical-align="top" fo:text-align="center"/>
    </style:style>
    <style:style style:family="table-cell" style:name="ce73" style:display-name="ce73">
      <style:text-properties fo:font-weight="None" fo:font-style="None" fo:font-family="Times New Roman" fo:font-size="9"/>
      <style:table-cell-properties fo:border-left="0.31pt solid #3c3c3c" fo:border-bottom="0.31pt solid #3c3c3c" fo:border-right="0.31pt solid #3c3c3c" style:vertical-align="top" fo:border-top="0.31pt solid #3c3c3c"/>
      <style:paragraph-properties style:vertical-align="top" fo:text-align="center"/>
    </style:style>
    <style:style style:family="table-cell" style:name="ce78" style:display-name="ce78">
      <style:text-properties fo:font-weight="None" fo:font-style="None" fo:font-family="Times New Roman" fo:font-size="9"/>
    </style:style>
    <style:style style:family="table-column" style:name="1257ddcdda1be45f8401afe09648fd4d" style:display-name="1257ddcdda1be45f8401afe09648fd4d">
      <style:table-column-properties fo:break-before="auto" style:column-width="155.82"/>
    </style:style>
    <style:style style:family="table-column" style:name="efde2f2b349d9b50a4bfe253897ab18b" style:display-name="efde2f2b349d9b50a4bfe253897ab18b">
      <style:table-column-properties fo:break-before="auto" style:column-width="155.82"/>
    </style:style>
    <style:style style:family="table-row" style:name="d0df2138e38f6c0e6c6f32c32a6cfd32" style:display-name="d0df2138e38f6c0e6c6f32c32a6cfd32">
      <style:table-row-properties fo:break-before="auto" style:row-height="389.06"/>
    </style:style>
    <style:style style:family="table-row" style:name="f593b7c2c4a0470faa81c75a89089a01" style:display-name="f593b7c2c4a0470faa81c75a89089a01">
      <style:table-row-properties fo:break-before="auto" style:row-height="389.06"/>
    </style:style>
    <style:style style:family="table-row" style:name="94e9b022bddc9449324bb39e3f4f80f7" style:display-name="94e9b022bddc9449324bb39e3f4f80f7">
      <style:table-row-properties fo:break-before="auto" style:row-height="389.06"/>
    </style:style>
    <style:style style:family="table-row" style:name="1420e2582c09ff4d95f85ff308866d7f" style:display-name="1420e2582c09ff4d95f85ff308866d7f">
      <style:table-row-properties fo:break-before="auto" style:row-height="441.0"/>
    </style:style>
    <style:style style:family="table-row" style:name="a71ed4490821d38733fb3bb991662964" style:display-name="a71ed4490821d38733fb3bb991662964">
      <style:table-row-properties fo:break-before="auto" style:row-height="441.0"/>
    </style:style>
    <style:style style:family="table-row" style:name="64897805e644f3fd8f63367c60d407d8" style:display-name="64897805e644f3fd8f63367c60d407d8">
      <style:table-row-properties fo:break-before="auto" style:row-height="441.0"/>
    </style:style>
    <style:style style:family="table-row" style:name="7ecef50e67870483d391ecdede3ba7ab" style:display-name="7ecef50e67870483d391ecdede3ba7ab">
      <style:table-row-properties fo:break-before="auto" style:row-height="441.0"/>
    </style:style>
    <style:style style:family="table-row" style:name="08bd591a348823732dfd71a572d944a2" style:display-name="08bd591a348823732dfd71a572d944a2">
      <style:table-row-properties fo:break-before="auto" style:row-height="362.6"/>
    </style:style>
    <style:style style:family="table-row" style:name="c60efae0189299a058ad7ae72eb4129e" style:display-name="c60efae0189299a058ad7ae72eb4129e">
      <style:table-row-properties fo:break-before="auto" style:row-height="441.0"/>
    </style:style>
    <style:style style:family="table-row" style:name="2f44ede03915392944fbea866abd749f" style:display-name="2f44ede03915392944fbea866abd749f">
      <style:table-row-properties fo:break-before="auto" style:row-height="882.0"/>
    </style:style>
    <style:style style:family="table-row" style:name="8280973e1cfb1e09811987d1a8079215" style:display-name="8280973e1cfb1e09811987d1a8079215">
      <style:table-row-properties fo:break-before="auto" style:row-height="544.88"/>
    </style:style>
    <style:style style:family="table-row" style:name="c50160057e377e817cedb58a3293e9d3" style:display-name="c50160057e377e817cedb58a3293e9d3">
      <style:table-row-properties fo:break-before="auto" style:row-height="544.88"/>
    </style:style>
    <style:style style:family="table-row" style:name="f845b082c3fbc1cd4ae46f2895c80ec6" style:display-name="f845b082c3fbc1cd4ae46f2895c80ec6">
      <style:table-row-properties fo:break-before="auto" style:row-height="441.0"/>
    </style:style>
    <style:style style:family="table-row" style:name="7df6d0f1ad08ff0faebb49aa97518251" style:display-name="7df6d0f1ad08ff0faebb49aa97518251">
      <style:table-row-properties fo:break-before="auto" style:row-height="492.94"/>
    </style:style>
    <style:style style:family="table-row" style:name="358a9a8e5ae383c89a6dfd0bbd58aaa6" style:display-name="358a9a8e5ae383c89a6dfd0bbd58aaa6">
      <style:table-row-properties fo:break-before="auto" style:row-height="466.48"/>
    </style:style>
    <style:style style:family="table-row" style:name="0097999de726469b36b3b7ed3606cc9f" style:display-name="0097999de726469b36b3b7ed3606cc9f">
      <style:table-row-properties fo:break-before="auto" style:row-height="362.6"/>
    </style:style>
    <style:style style:family="table-row" style:name="b67ca2769784bcdaacd734e171d5b2f7" style:display-name="b67ca2769784bcdaacd734e171d5b2f7">
      <style:table-row-properties fo:break-before="auto" style:row-height="414.54"/>
    </style:style>
    <style:style style:family="table-row" style:name="5e5f3be5dc9f0f284c4119b1d0e3eae6" style:display-name="5e5f3be5dc9f0f284c4119b1d0e3eae6">
      <style:table-row-properties fo:break-before="auto" style:row-height="389.06"/>
    </style:style>
    <style:style style:family="table-row" style:name="cc317aa36927cea16d7cedb1a3d3011b" style:display-name="cc317aa36927cea16d7cedb1a3d3011b">
      <style:table-row-properties fo:break-before="auto" style:row-height="414.54"/>
    </style:style>
    <style:style style:family="table-row" style:name="03ea14562f70c950bd2ae43c54b0db76" style:display-name="03ea14562f70c950bd2ae43c54b0db76">
      <style:table-row-properties fo:break-before="auto" style:row-height="362.6"/>
    </style:style>
    <style:style style:family="table-row" style:name="17f6184508d29a3755d9d302151cad6e" style:display-name="17f6184508d29a3755d9d302151cad6e">
      <style:table-row-properties fo:break-before="auto" style:row-height="1115.24"/>
    </style:style>
    <style:style style:family="table-row" style:name="e12f8fa7a531132b91bdf61017569c35" style:display-name="e12f8fa7a531132b91bdf61017569c35">
      <style:table-row-properties fo:break-before="auto" style:row-height="984.9"/>
    </style:style>
    <style:style style:family="table-row" style:name="482a8520a38caefac5c16dded62c0af3" style:display-name="482a8520a38caefac5c16dded62c0af3">
      <style:table-row-properties fo:break-before="auto" style:row-height="518.42"/>
    </style:style>
    <style:style style:family="table-row" style:name="f3b9221b0ea1a61dd3a88024e3d05391" style:display-name="f3b9221b0ea1a61dd3a88024e3d05391">
      <style:table-row-properties fo:break-before="auto" style:row-height="414.54"/>
    </style:style>
    <style:style style:family="table-row" style:name="d6811eca67d5daf16b87e0b8a7c8993b" style:display-name="d6811eca67d5daf16b87e0b8a7c8993b">
      <style:table-row-properties fo:break-before="auto" style:row-height="414.54"/>
    </style:style>
    <style:style style:family="table-row" style:name="16b283ee238e6e730c68c64551567ff2" style:display-name="16b283ee238e6e730c68c64551567ff2">
      <style:table-row-properties fo:break-before="auto" style:row-height="518.42"/>
    </style:style>
    <style:style style:family="table-row" style:name="3866b18ca63c5946d10900a64fcd0907" style:display-name="3866b18ca63c5946d10900a64fcd0907">
      <style:table-row-properties fo:break-before="auto" style:row-height="441.0"/>
    </style:style>
    <style:style style:family="table-row" style:name="1bf3e2a1d9d2255e85cf7b67b6e0b93a" style:display-name="1bf3e2a1d9d2255e85cf7b67b6e0b93a">
      <style:table-row-properties fo:break-before="auto" style:row-height="518.42"/>
    </style:style>
    <style:style style:family="table-row" style:name="bdd1fcf092690f311e792002fa340f1a" style:display-name="bdd1fcf092690f311e792002fa340f1a">
      <style:table-row-properties fo:break-before="auto" style:row-height="414.54"/>
    </style:style>
    <style:style style:family="table-row" style:name="1f055cfe26bdd58a40930b713c0fa072" style:display-name="1f055cfe26bdd58a40930b713c0fa072">
      <style:table-row-properties fo:break-before="auto" style:row-height="441.0"/>
    </style:style>
    <style:style style:family="table-row" style:name="8f7dc96b966a9c34f6c19c030c10717b" style:display-name="8f7dc96b966a9c34f6c19c030c10717b">
      <style:table-row-properties fo:break-before="auto" style:row-height="518.42"/>
    </style:style>
    <style:style style:family="table-row" style:name="ee311f9af41e0865164efc5a3018362a" style:display-name="ee311f9af41e0865164efc5a3018362a">
      <style:table-row-properties fo:break-before="auto" style:row-height="1270.08"/>
    </style:style>
    <style:style style:family="table-row" style:name="0beff5521b6bc8d3fb170e6f91caaf48" style:display-name="0beff5521b6bc8d3fb170e6f91caaf48">
      <style:table-row-properties fo:break-before="auto" style:row-height="1270.08"/>
    </style:style>
    <style:style style:family="table-row" style:name="ad4d1fef4321a0a9133b05caadbe3037" style:display-name="ad4d1fef4321a0a9133b05caadbe3037">
      <style:table-row-properties fo:break-before="auto" style:row-height="466.48"/>
    </style:style>
    <style:style style:family="table-row" style:name="89972049e2da86afad56f1a72f4ffed0" style:display-name="89972049e2da86afad56f1a72f4ffed0">
      <style:table-row-properties fo:break-before="auto" style:row-height="441.0"/>
    </style:style>
    <style:style style:family="table-row" style:name="2223469b6a7e7b9a4946885ee0c2ba8a" style:display-name="2223469b6a7e7b9a4946885ee0c2ba8a">
      <style:table-row-properties fo:break-before="auto" style:row-height="441.0"/>
    </style:style>
    <style:style style:family="table-row" style:name="7543ac31cc3e663a53390c5927171dd4" style:display-name="7543ac31cc3e663a53390c5927171dd4">
      <style:table-row-properties fo:break-before="auto" style:row-height="441.0"/>
    </style:style>
    <style:style style:family="table-row" style:name="3340feb408b9bc6a4fae9393d124d5c0" style:display-name="3340feb408b9bc6a4fae9393d124d5c0">
      <style:table-row-properties fo:break-before="auto" style:row-height="441.0"/>
    </style:style>
    <style:style style:family="table-row" style:name="757c09bd5838f5d5d79b69db5bccb0e1" style:display-name="757c09bd5838f5d5d79b69db5bccb0e1">
      <style:table-row-properties fo:break-before="auto" style:row-height="518.42"/>
    </style:style>
    <style:style style:family="table-row" style:name="5003ee1239fdfbfc9a2c29e590d41764" style:display-name="5003ee1239fdfbfc9a2c29e590d41764">
      <style:table-row-properties fo:break-before="auto" style:row-height="414.54"/>
    </style:style>
    <style:style style:family="table-row" style:name="80921b253c1e48bf5152ec4f489118b2" style:display-name="80921b253c1e48bf5152ec4f489118b2">
      <style:table-row-properties fo:break-before="auto" style:row-height="441.0"/>
    </style:style>
    <style:style style:family="table-row" style:name="d5b92cdae040a89a2bec48c24dde5015" style:display-name="d5b92cdae040a89a2bec48c24dde5015">
      <style:table-row-properties fo:break-before="auto" style:row-height="441.0"/>
    </style:style>
    <style:style style:family="table-row" style:name="e489779d3bee2fb03a2e84a3cd130bdd" style:display-name="e489779d3bee2fb03a2e84a3cd130bdd">
      <style:table-row-properties fo:break-before="auto" style:row-height="441.0"/>
    </style:style>
    <style:style style:family="table-row" style:name="0aac340af20c38ad1f55d7ed8798a9bf" style:display-name="0aac340af20c38ad1f55d7ed8798a9bf">
      <style:table-row-properties fo:break-before="auto" style:row-height="1425.9"/>
    </style:style>
    <style:style style:family="table-row" style:name="38cb193c0e5004e246d6e24a53bff6fb" style:display-name="38cb193c0e5004e246d6e24a53bff6fb">
      <style:table-row-properties fo:break-before="auto" style:row-height="441.0"/>
    </style:style>
    <style:style style:family="table-row" style:name="2b7a98115fbdbe1cbfd3eda2c0ec9e23" style:display-name="2b7a98115fbdbe1cbfd3eda2c0ec9e23">
      <style:table-row-properties fo:break-before="auto" style:row-height="441.0"/>
    </style:style>
    <style:style style:family="table-row" style:name="838e4df6f334b5639325ecf528127fd7" style:display-name="838e4df6f334b5639325ecf528127fd7">
      <style:table-row-properties fo:break-before="auto" style:row-height="441.0"/>
    </style:style>
  </office:automatic-styles>
  <office:body>
    <office:spreadsheet>
      <table:table table:name="стр1">
        <table:table-column table:style-name="1257ddcdda1be45f8401afe09648fd4d" table:number-columns-repeated="257" table:default-cell-style-name="ce2"/>
        <table:table-column table:style-name="efde2f2b349d9b50a4bfe253897ab18b" table:number-columns-repeated="767" table:default-cell-style-name="None"/>
        <table:table-row table:style-name="d0df2138e38f6c0e6c6f32c32a6cfd32"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>
            <text:p><text:span text:style-name="ce1">Унифицированная форма № Т-60</text:span></text:p>
          </table:table-cell>
          <table:table-cell table:style-name="ce1" office:value="None" office:value-type="string"/>
        </table:table-row>
        <table:table-row table:style-name="f593b7c2c4a0470faa81c75a89089a01"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>
            <text:p><text:span text:style-name="ce1">Утверждена Постановлением Госкомстата России</text:span></text:p>
          </table:table-cell>
          <table:table-cell table:style-name="ce1" office:value="None" office:value-type="string"/>
        </table:table-row>
        <table:table-row table:style-name="94e9b022bddc9449324bb39e3f4f80f7"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>
            <text:p><text:span text:style-name="ce1">от 05.01.2004 № 1</text:span></text:p>
          </table:table-cell>
          <table:table-cell table:style-name="ce1" office:value="None" office:value-type="string"/>
        </table:table-row>
        <table:table-row table:style-name="1420e2582c09ff4d95f85ff308866d7f">
          <table:table-cell office:value="None" office:value-type="string"/>
        </table:table-row>
        <table:table-row table:style-name="a71ed4490821d38733fb3bb991662964">
          <table:table-cell table:style-name="ce3" office:value="None" office:value-type="string"/>
          <table:covered-table-cell table:style-name="ce3" table:number-columns-repeated="103"/>
          <table:table-cell table:style-name="ce73" table:number-columns-spanned="17" office:value="None" office:value-type="string">
            <text:p><text:span text:style-name="ce73">Код</text:span></text:p>
          </table:table-cell>
          <table:covered-table-cell table:style-name="ce3" table:number-columns-repeated="16"/>
          <table:table-cell table:style-name="ce3" office:value="None" office:value-type="string"/>
        </table:table-row>
        <table:table-row table:style-name="64897805e644f3fd8f63367c60d407d8">
          <table:table-cell table:style-name="ce3" office:value="None" office:value-type="string"/>
          <table:covered-table-cell table:style-name="ce3" table:number-columns-repeated="101"/>
          <table:table-cell table:style-name="ce40" office:value="None" office:value-type="string">
            <text:p><text:span text:style-name="ce40">Форма по ОКУД</text:span></text:p>
          </table:table-cell>
          <table:table-cell table:style-name="ce3" office:value="None" office:value-type="string"/>
          <table:table-cell table:style-name="ce73" table:number-columns-spanned="17" office:value="None" office:value-type="string">
            <text:p><text:span text:style-name="ce73">0301051</text:span></text:p>
          </table:table-cell>
          <table:covered-table-cell table:style-name="ce3" table:number-columns-repeated="16"/>
          <table:table-cell table:style-name="ce3" office:value="None" office:value-type="string"/>
        </table:table-row>
        <table:table-row table:style-name="7ecef50e67870483d391ecdede3ba7ab">
          <table:table-cell table:style-name="ce4" table:number-columns-spanned="92" office:value="None" office:value-type="string"/>
          <table:covered-table-cell table:number-columns-repeated="91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40" office:value="None" office:value-type="string">
            <text:p><text:span text:style-name="ce40">по ОКПО</text:span></text:p>
          </table:table-cell>
          <table:table-cell table:style-name="ce3" office:value="None" office:value-type="string"/>
          <table:table-cell table:style-name="ce73" table:number-columns-spanned="17" office:value="None" office:value-type="string"/>
          <table:covered-table-cell table:style-name="ce3" table:number-columns-repeated="16"/>
          <table:table-cell table:style-name="ce3" office:value="None" office:value-type="string"/>
        </table:table-row>
        <table:table-row table:style-name="08bd591a348823732dfd71a572d944a2">
          <table:table-cell table:style-name="ce5" table:number-columns-spanned="92" office:value="None" office:value-type="string">
            <text:p><text:span text:style-name="ce5">(наименование организации)</text:span></text:p>
          </table:table-cell>
          <table:covered-table-cell table:number-columns-repeated="91"/>
          <table:table-cell table:style-name="ce51" office:value="None" office:value-type="string"/>
          <table:table-cell table:style-name="ce51" office:value="None" office:value-type="string"/>
          <table:table-cell table:style-name="ce51" office:value="None" office:value-type="string"/>
          <table:table-cell table:style-name="ce51" office:value="None" office:value-type="string"/>
          <table:table-cell table:style-name="ce51" office:value="None" office:value-type="string"/>
          <table:table-cell table:style-name="ce51" office:value="None" office:value-type="string"/>
          <table:table-cell table:style-name="ce51" office:value="None" office:value-type="string"/>
          <table:table-cell table:style-name="ce21" office:value="None" office:value-type="string"/>
        </table:table-row>
        <table:table-row table:style-name="c60efae0189299a058ad7ae72eb4129e">
          <table:table-cell office:value="None" office:value-type="string"/>
        </table:table-row>
        <table:table-row table:style-name="2f44ede03915392944fbea866abd749f"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43" table:number-columns-spanned="18" office:value="None" office:value-type="string">
            <text:p><text:span text:style-name="ce43">Номер</text:span></text:p>
            <text:p><text:span text:style-name="ce43">документа</text:span></text:p>
          </table:table-cell>
          <table:covered-table-cell table:style-name="ce3" table:number-columns-repeated="17"/>
          <table:table-cell table:style-name="ce43" table:number-columns-spanned="26" office:value="None" office:value-type="string">
            <text:p><text:span text:style-name="ce43">Дата</text:span></text:p>
            <text:p><text:span text:style-name="ce43">составления</text:span></text:p>
          </table:table-cell>
          <table:covered-table-cell table:style-name="ce43" table:number-columns-repeated="25"/>
          <table:table-cell table:style-name="ce3" office:value="None" office:value-type="string"/>
        </table:table-row>
        <table:table-row table:style-name="8280973e1cfb1e09811987d1a8079215"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6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>
            <text:p><text:span text:style-name="ce49">ЗАПИСКА-РАСЧЕТ</text:span></text:p>
          </table:table-cell>
          <table:table-cell table:style-name="ce6" office:value="None" office:value-type="string"/>
          <table:table-cell table:style-name="ce52" table:number-columns-spanned="18" office:value="None" office:value-type="string"/>
          <table:covered-table-cell table:style-name="ce6" table:number-columns-repeated="17"/>
          <table:table-cell table:style-name="ce52" table:number-columns-spanned="26" office:value="None" office:value-type="string"/>
          <table:covered-table-cell table:style-name="ce52" table:number-columns-repeated="25"/>
          <table:table-cell table:style-name="ce6" office:value="None" office:value-type="string"/>
        </table:table-row>
        <table:table-row table:style-name="c50160057e377e817cedb58a3293e9d3">
          <table:table-cell table:style-name="ce7" table:number-columns-spanned="86" office:value="None" office:value-type="string">
            <text:p><text:span text:style-name="ce7">о предоставлении отпуска работнику</text:span></text:p>
          </table:table-cell>
          <table:covered-table-cell table:number-columns-repeated="85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6" office:value="None" office:value-type="string"/>
        </table:table-row>
        <table:table-row table:style-name="f845b082c3fbc1cd4ae46f2895c80ec6">
          <table:table-cell office:value="None" office:value-type="string"/>
        </table:table-row>
        <table:table-row table:style-name="7df6d0f1ad08ff0faebb49aa97518251">
          <table:table-cell table:style-name="ce3" office:value="None" office:value-type="string"/>
          <table:covered-table-cell table:style-name="ce3" table:number-columns-repeated="101"/>
          <table:table-cell table:style-name="ce71" table:number-columns-spanned="19" office:value="None" office:value-type="string">
            <text:p><text:span text:style-name="ce71">Табельный номер</text:span></text:p>
          </table:table-cell>
          <table:covered-table-cell table:style-name="ce3" table:number-columns-repeated="18"/>
          <table:table-cell table:style-name="ce3" office:value="None" office:value-type="string"/>
        </table:table-row>
        <table:table-row table:style-name="358a9a8e5ae383c89a6dfd0bbd58aaa6">
          <table:table-cell table:style-name="ce8" table:number-columns-spanned="102" office:value="None" office:value-type="string"/>
          <table:covered-table-cell table:number-columns-repeated="101"/>
          <table:table-cell table:style-name="ce35" table:number-columns-spanned="19" office:value="None" office:value-type="string"/>
          <table:covered-table-cell table:style-name="ce8" table:number-columns-repeated="18"/>
          <table:table-cell table:style-name="ce3" office:value="None" office:value-type="string"/>
        </table:table-row>
        <table:table-row table:style-name="0097999de726469b36b3b7ed3606cc9f">
          <table:table-cell table:style-name="ce5" table:number-columns-spanned="121" office:value="None" office:value-type="string">
            <text:p><text:span text:style-name="ce5">(фамилия, имя, отчество)</text:span></text:p>
          </table:table-cell>
          <table:covered-table-cell table:number-columns-repeated="120"/>
          <table:table-cell table:style-name="ce21" office:value="None" office:value-type="string"/>
        </table:table-row>
        <table:table-row table:style-name="b67ca2769784bcdaacd734e171d5b2f7">
          <table:table-cell table:style-name="ce4" table:number-columns-spanned="121" office:value="None" office:value-type="string"/>
          <table:covered-table-cell table:number-columns-repeated="120"/>
          <table:table-cell table:style-name="ce3" office:value="None" office:value-type="string"/>
        </table:table-row>
        <table:table-row table:style-name="5e5f3be5dc9f0f284c4119b1d0e3eae6">
          <table:table-cell table:style-name="ce5" table:number-columns-spanned="121" office:value="None" office:value-type="string">
            <text:p><text:span text:style-name="ce5">(структурное подразделение)</text:span></text:p>
          </table:table-cell>
          <table:covered-table-cell table:number-columns-repeated="120"/>
          <table:table-cell table:style-name="ce1" office:value="None" office:value-type="string"/>
        </table:table-row>
        <table:table-row table:style-name="cc317aa36927cea16d7cedb1a3d3011b">
          <table:table-cell table:style-name="ce4" table:number-columns-spanned="121" office:value="None" office:value-type="string"/>
          <table:covered-table-cell table:number-columns-repeated="120"/>
          <table:table-cell table:style-name="ce3" office:value="None" office:value-type="string"/>
        </table:table-row>
        <table:table-row table:style-name="03ea14562f70c950bd2ae43c54b0db76">
          <table:table-cell table:style-name="ce5" table:number-columns-spanned="121" office:value="None" office:value-type="string">
            <text:p><text:span text:style-name="ce5">(должность (специальность, профессия), разряд, класс (категория) квалификации)</text:span></text:p>
          </table:table-cell>
          <table:covered-table-cell table:number-columns-repeated="120"/>
          <table:table-cell table:style-name="ce21" office:value="None" office:value-type="string"/>
        </table:table-row>
        <table:table-row table:style-name="17f6184508d29a3755d9d302151cad6e">
          <table:table-cell table:style-name="ce9" table:number-columns-spanned="3" office:value="None" office:value-type="string">
            <text:p><text:span text:style-name="ce9">А.</text:span></text:p>
          </table:table-cell>
          <table:covered-table-cell table:number-columns-repeated="2"/>
          <table:table-cell table:style-name="ce3" office:value="None" office:value-type="string">
            <text:p><text:span text:style-name="ce3">Предоставляется ежегодный основной оплачиваемый отпуск</text:span></text:p>
          </table:table-cell>
          <table:table-cell table:style-name="ce3" office:value="None" office:value-type="string"/>
        </table:table-row>
        <table:table-row table:style-name="e12f8fa7a531132b91bdf61017569c35">
          <table:table-cell table:style-name="ce10" table:number-columns-spanned="21" office:value="None" office:value-type="string">
            <text:p><text:span text:style-name="ce10">за период работы с </text:span></text:p>
          </table:table-cell>
          <table:covered-table-cell table:number-columns-repeated="20"/>
          <table:table-cell table:style-name="ce10" table:number-columns-spanned="33" office:value="None" office:value-type="string"/>
          <table:covered-table-cell table:style-name="ce10" table:number-columns-repeated="32"/>
          <table:table-cell table:style-name="ce39" table:number-columns-spanned="6" office:value="None" office:value-type="string">
            <text:p><text:span text:style-name="ce39">по </text:span></text:p>
          </table:table-cell>
          <table:covered-table-cell table:style-name="ce10" table:number-columns-repeated="5"/>
          <table:table-cell table:style-name="ce10" table:number-columns-spanned="31" office:value="None" office:value-type="string"/>
          <table:covered-table-cell table:style-name="ce39" table:number-columns-repeated="30"/>
          <table:table-cell table:style-name="ce3" office:value="None" office:value-type="string"/>
        </table:table-row>
        <table:table-row table:style-name="482a8520a38caefac5c16dded62c0af3">
          <table:table-cell table:style-name="ce3" office:value="None" office:value-type="string"/>
        </table:table-row>
        <table:table-row table:style-name="f3b9221b0ea1a61dd3a88024e3d05391">
          <table:table-cell table:number-rows-spanned="2" table:style-name="ce11" table:number-columns-spanned="4" office:value="None" office:value-type="string">
            <text:p><text:span text:style-name="ce11">на</text:span></text:p>
          </table:table-cell>
          <table:covered-table-cell table:number-columns-repeated="3"/>
          <table:table-cell table:number-rows-spanned="2" table:style-name="ce16" table:number-columns-spanned="26" office:value="None" office:value-type="string"/>
          <table:covered-table-cell table:style-name="ce11" table:number-columns-repeated="25"/>
          <table:table-cell table:style-name="ce33" office:value="None" office:value-type="string"/>
          <table:table-cell table:style-name="ce3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number-rows-spanned="2" table:style-name="ce37" table:number-columns-spanned="15" office:value="None" office:value-type="string">
            <text:p><text:span text:style-name="ce37">календарных</text:span></text:p>
          </table:table-cell>
          <table:covered-table-cell table:style-name="ce34" table:number-columns-repeated="14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number-rows-spanned="2" table:style-name="ce11" table:number-columns-spanned="6" office:value="None" office:value-type="string">
            <text:p><text:span text:style-name="ce11">дней</text:span></text:p>
          </table:table-cell>
          <table:covered-table-cell table:style-name="ce34" table:number-columns-repeated="5"/>
          <table:table-cell table:style-name="ce3" office:value="None" office:value-type="string"/>
        </table:table-row>
        <table:table-row table:style-name="d6811eca67d5daf16b87e0b8a7c8993b">
          <table:covered-table-cell table:number-columns-repeated="30"/>
          <table:table-cell table:style-name="ce33" office:value="None" office:value-type="string"/>
          <table:table-cell table:style-name="ce3" office:value="None" office:value-type="string"/>
          <table:table-cell table:style-name="ce34" office:value="None" office:value-type="string"/>
          <table:table-cell table:style-name="ce34" office:value="None" office:value-type="string"/>
          <table:covered-table-cell table:style-name="ce34" table:number-columns-repeated="14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covered-table-cell table:style-name="ce34" table:number-columns-repeated="5"/>
          <table:table-cell table:style-name="ce3" office:value="None" office:value-type="string"/>
        </table:table-row>
        <table:table-row table:style-name="16b283ee238e6e730c68c64551567ff2">
          <table:table-cell table:style-name="ce3" office:value="None" office:value-type="string"/>
        </table:table-row>
        <table:table-row table:style-name="3866b18ca63c5946d10900a64fcd0907">
          <table:table-cell table:style-name="ce10" table:number-columns-spanned="3" office:value="None" office:value-type="string">
            <text:p><text:span text:style-name="ce10">с </text:span></text:p>
          </table:table-cell>
          <table:covered-table-cell table:number-columns-repeated="2"/>
          <table:table-cell table:style-name="ce10" table:number-columns-spanned="32" office:value="None" office:value-type="string"/>
          <table:covered-table-cell table:style-name="ce10" table:number-columns-repeated="31"/>
          <table:table-cell table:style-name="ce3" office:value="None" office:value-type="string"/>
          <table:table-cell table:style-name="ce39" table:number-columns-spanned="6" office:value="None" office:value-type="string">
            <text:p><text:span text:style-name="ce39">по </text:span></text:p>
          </table:table-cell>
          <table:covered-table-cell table:style-name="ce3" table:number-columns-repeated="5"/>
          <table:table-cell table:style-name="ce10" table:number-columns-spanned="31" office:value="None" office:value-type="string"/>
          <table:covered-table-cell table:style-name="ce39" table:number-columns-repeated="30"/>
          <table:table-cell table:style-name="ce3" office:value="None" office:value-type="string"/>
          <table:table-cell table:style-name="ce61" office:value="None" office:value-type="string"/>
          <table:table-cell table:style-name="ce61" office:value="None" office:value-type="string"/>
          <table:table-cell table:style-name="ce64" office:value="None" office:value-type="string"/>
          <table:table-cell table:style-name="ce64" office:value="None" office:value-type="string"/>
          <table:table-cell table:style-name="ce64" office:value="None" office:value-type="string"/>
          <table:table-cell table:style-name="ce64" office:value="None" office:value-type="string"/>
          <table:table-cell table:style-name="ce67" office:value="None" office:value-type="string"/>
          <table:table-cell table:style-name="ce67" office:value="None" office:value-type="string"/>
          <table:table-cell table:style-name="ce67" office:value="None" office:value-type="string"/>
          <table:table-cell table:style-name="ce67" office:value="None" office:value-type="string"/>
          <table:table-cell table:style-name="ce67" office:value="None" office:value-type="string"/>
          <table:table-cell table:style-name="ce67" office:value="None" office:value-type="string"/>
          <table:table-cell table:style-name="ce3" office:value="None" office:value-type="string"/>
        </table:table-row>
        <table:table-row table:style-name="1bf3e2a1d9d2255e85cf7b67b6e0b93a">
          <table:table-cell table:style-name="ce3" office:value="None" office:value-type="string"/>
        </table:table-row>
        <table:table-row table:style-name="bdd1fcf092690f311e792002fa340f1a">
          <table:table-cell table:number-rows-spanned="2" table:style-name="ce13" table:number-columns-spanned="3" office:value="None" office:value-type="string">
            <text:p><text:span text:style-name="ce13">Б.</text:span></text:p>
          </table:table-cell>
          <table:covered-table-cell table:number-columns-repeated="2"/>
          <table:table-cell table:number-rows-spanned="2" table:style-name="ce26" table:number-columns-spanned="57" office:value="None" office:value-type="string">
            <text:p><text:span text:style-name="ce26">и (или) ежегодный дополнительный (другой) отпуск на</text:span></text:p>
          </table:table-cell>
          <table:covered-table-cell table:style-name="ce13" table:number-columns-repeated="56"/>
          <table:table-cell table:number-rows-spanned="2" table:style-name="ce16" table:number-columns-spanned="30" office:value="None" office:value-type="string"/>
          <table:covered-table-cell table:style-name="ce26" table:number-columns-repeated="29"/>
          <table:table-cell table:style-name="ce33" office:value="None" office:value-type="string"/>
          <table:table-cell table:style-name="ce3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number-rows-spanned="2" table:style-name="ce37" table:number-columns-spanned="15" office:value="None" office:value-type="string">
            <text:p><text:span text:style-name="ce37">календарных</text:span></text:p>
          </table:table-cell>
          <table:covered-table-cell table:style-name="ce34" table:number-columns-repeated="14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number-rows-spanned="2" table:style-name="ce11" table:number-columns-spanned="6" office:value="None" office:value-type="string">
            <text:p><text:span text:style-name="ce11">дней</text:span></text:p>
          </table:table-cell>
          <table:covered-table-cell table:style-name="ce34" table:number-columns-repeated="5"/>
          <table:table-cell table:style-name="ce3" office:value="None" office:value-type="string"/>
        </table:table-row>
        <table:table-row table:style-name="1f055cfe26bdd58a40930b713c0fa072">
          <table:covered-table-cell table:number-columns-repeated="90"/>
          <table:table-cell table:style-name="ce68" office:value="None" office:value-type="string"/>
          <table:table-cell office:value="None" office:value-type="string"/>
          <table:table-cell table:style-name="ce69" office:value="None" office:value-type="string"/>
          <table:table-cell table:style-name="ce69" office:value="None" office:value-type="string"/>
          <table:covered-table-cell table:style-name="ce69" table:number-columns-repeated="14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covered-table-cell table:style-name="ce34" table:number-columns-repeated="5"/>
          <table:table-cell office:value="None" office:value-type="string"/>
        </table:table-row>
        <table:table-row table:style-name="8f7dc96b966a9c34f6c19c030c10717b">
          <table:table-cell table:style-name="ce3" office:value="None" office:value-type="string"/>
        </table:table-row>
        <table:table-row table:style-name="ee311f9af41e0865164efc5a3018362a">
          <table:table-cell table:style-name="ce15" table:number-columns-spanned="48" office:value="None" office:value-type="string">
            <text:p><text:span text:style-name="ce15">Ежегодный дополнительный (другой)</text:span></text:p>
            <text:p><text:span text:style-name="ce15">отпуск</text:span></text:p>
          </table:table-cell>
          <table:covered-table-cell table:number-columns-repeated="47"/>
          <table:table-cell table:number-rows-spanned="2" table:style-name="ce43" table:number-columns-spanned="20" office:value="None" office:value-type="string">
            <text:p><text:span text:style-name="ce43">Количество</text:span></text:p>
            <text:p><text:span text:style-name="ce43">календарных</text:span></text:p>
            <text:p><text:span text:style-name="ce43">дней</text:span></text:p>
          </table:table-cell>
          <table:covered-table-cell table:style-name="ce15" table:number-columns-repeated="19"/>
          <table:table-cell table:style-name="ce16" table:number-columns-spanned="26" office:value="None" office:value-type="string">
            <text:p><text:span text:style-name="ce16">Дата</text:span></text:p>
          </table:table-cell>
          <table:covered-table-cell table:style-name="ce43" table:number-columns-repeated="25"/>
          <table:table-cell table:number-rows-spanned="2" table:style-name="ce43" table:number-columns-spanned="27" office:value="None" office:value-type="string">
            <text:p><text:span text:style-name="ce43">Основание</text:span></text:p>
            <text:p><text:span text:style-name="ce43">предоставления</text:span></text:p>
            <text:p><text:span text:style-name="ce43">ежегодного</text:span></text:p>
            <text:p><text:span text:style-name="ce43">дополнительного</text:span></text:p>
            <text:p><text:span text:style-name="ce43">(другого)</text:span></text:p>
            <text:p><text:span text:style-name="ce43">отпуска</text:span></text:p>
          </table:table-cell>
          <table:covered-table-cell table:style-name="ce16" table:number-columns-repeated="26"/>
          <table:table-cell table:style-name="ce3" office:value="None" office:value-type="string"/>
        </table:table-row>
        <table:table-row table:style-name="0beff5521b6bc8d3fb170e6f91caaf48">
          <table:table-cell table:style-name="ce16" table:number-columns-spanned="32" office:value="None" office:value-type="string">
            <text:p><text:span text:style-name="ce16">вид</text:span></text:p>
          </table:table-cell>
          <table:covered-table-cell table:number-columns-repeated="31"/>
          <table:table-cell table:style-name="ce16" table:number-columns-spanned="16" office:value="None" office:value-type="string">
            <text:p><text:span text:style-name="ce16">код</text:span></text:p>
          </table:table-cell>
          <table:covered-table-cell table:style-name="ce16" table:number-columns-repeated="15"/>
          <table:covered-table-cell table:style-name="ce16" table:number-columns-repeated="20"/>
          <table:table-cell table:style-name="ce15" table:number-columns-spanned="12" office:value="None" office:value-type="string">
            <text:p><text:span text:style-name="ce15">начала отпуска</text:span></text:p>
          </table:table-cell>
          <table:covered-table-cell table:style-name="ce16" table:number-columns-repeated="11"/>
          <table:table-cell table:style-name="ce15" table:number-columns-spanned="14" office:value="None" office:value-type="string">
            <text:p><text:span text:style-name="ce15">окончания отпуска</text:span></text:p>
          </table:table-cell>
          <table:covered-table-cell table:style-name="ce15" table:number-columns-repeated="13"/>
          <table:covered-table-cell table:style-name="ce15" table:number-columns-repeated="27"/>
          <table:table-cell table:style-name="ce3" office:value="None" office:value-type="string"/>
        </table:table-row>
        <table:table-row table:style-name="ad4d1fef4321a0a9133b05caadbe3037">
          <table:table-cell table:style-name="ce17" table:number-columns-spanned="32" office:value="1" office:value-type="float">
            <text:p><text:span text:style-name="ce17">1</text:span></text:p>
          </table:table-cell>
          <table:covered-table-cell table:number-columns-repeated="31"/>
          <table:table-cell table:style-name="ce35" table:number-columns-spanned="16" office:value="None" office:value-type="string">
            <text:p><text:span text:style-name="ce35">2</text:span></text:p>
          </table:table-cell>
          <table:covered-table-cell table:style-name="ce17" table:number-columns-repeated="15"/>
          <table:table-cell table:style-name="ce17" table:number-columns-spanned="20" office:value="3" office:value-type="float">
            <text:p><text:span text:style-name="ce17">3</text:span></text:p>
          </table:table-cell>
          <table:covered-table-cell table:style-name="ce35" table:number-columns-repeated="19"/>
          <table:table-cell table:style-name="ce35" table:number-columns-spanned="12" office:value="None" office:value-type="string">
            <text:p><text:span text:style-name="ce35">4</text:span></text:p>
          </table:table-cell>
          <table:covered-table-cell table:style-name="ce17" table:number-columns-repeated="11"/>
          <table:table-cell table:style-name="ce35" table:number-columns-spanned="14" office:value="None" office:value-type="string">
            <text:p><text:span text:style-name="ce35">5</text:span></text:p>
          </table:table-cell>
          <table:covered-table-cell table:style-name="ce35" table:number-columns-repeated="13"/>
          <table:table-cell table:style-name="ce17" table:number-columns-spanned="27" office:value="6" office:value-type="float">
            <text:p><text:span text:style-name="ce17">6</text:span></text:p>
          </table:table-cell>
          <table:covered-table-cell table:style-name="ce35" table:number-columns-repeated="26"/>
          <table:table-cell table:style-name="ce3" office:value="None" office:value-type="string"/>
        </table:table-row>
        <table:table-row table:style-name="89972049e2da86afad56f1a72f4ffed0">
          <table:table-cell table:style-name="ce18" table:number-columns-spanned="32" office:value="None" office:value-type="string"/>
          <table:covered-table-cell table:number-columns-repeated="31"/>
          <table:table-cell table:style-name="ce35" table:number-columns-spanned="16" office:value="None" office:value-type="string"/>
          <table:covered-table-cell table:style-name="ce18" table:number-columns-repeated="15"/>
          <table:table-cell table:style-name="ce17" table:number-columns-spanned="20" office:value="None" office:value-type="string"/>
          <table:covered-table-cell table:style-name="ce35" table:number-columns-repeated="19"/>
          <table:table-cell table:style-name="ce35" table:number-columns-spanned="12" office:value="None" office:value-type="string"/>
          <table:covered-table-cell table:style-name="ce17" table:number-columns-repeated="11"/>
          <table:table-cell table:style-name="ce35" table:number-columns-spanned="14" office:value="None" office:value-type="string"/>
          <table:covered-table-cell table:style-name="ce35" table:number-columns-repeated="13"/>
          <table:table-cell table:style-name="ce18" table:number-columns-spanned="27" office:value="None" office:value-type="string"/>
          <table:covered-table-cell table:style-name="ce35" table:number-columns-repeated="26"/>
          <table:table-cell table:style-name="ce3" office:value="None" office:value-type="string"/>
        </table:table-row>
        <table:table-row table:style-name="2223469b6a7e7b9a4946885ee0c2ba8a">
          <table:table-cell table:style-name="ce18" table:number-columns-spanned="32" office:value="None" office:value-type="string"/>
          <table:covered-table-cell table:number-columns-repeated="31"/>
          <table:table-cell table:style-name="ce35" table:number-columns-spanned="16" office:value="None" office:value-type="string"/>
          <table:covered-table-cell table:style-name="ce18" table:number-columns-repeated="15"/>
          <table:table-cell table:style-name="ce17" table:number-columns-spanned="20" office:value="None" office:value-type="string"/>
          <table:covered-table-cell table:style-name="ce35" table:number-columns-repeated="19"/>
          <table:table-cell table:style-name="ce35" table:number-columns-spanned="12" office:value="None" office:value-type="string"/>
          <table:covered-table-cell table:style-name="ce17" table:number-columns-repeated="11"/>
          <table:table-cell table:style-name="ce35" table:number-columns-spanned="14" office:value="None" office:value-type="string"/>
          <table:covered-table-cell table:style-name="ce35" table:number-columns-repeated="13"/>
          <table:table-cell table:style-name="ce18" table:number-columns-spanned="27" office:value="None" office:value-type="string"/>
          <table:covered-table-cell table:style-name="ce35" table:number-columns-repeated="26"/>
          <table:table-cell table:style-name="ce3" office:value="None" office:value-type="string"/>
        </table:table-row>
        <table:table-row table:style-name="7543ac31cc3e663a53390c5927171dd4">
          <table:table-cell table:style-name="ce18" table:number-columns-spanned="32" office:value="None" office:value-type="string"/>
          <table:covered-table-cell table:number-columns-repeated="31"/>
          <table:table-cell table:style-name="ce35" table:number-columns-spanned="16" office:value="None" office:value-type="string"/>
          <table:covered-table-cell table:style-name="ce18" table:number-columns-repeated="15"/>
          <table:table-cell table:style-name="ce17" table:number-columns-spanned="20" office:value="None" office:value-type="string"/>
          <table:covered-table-cell table:style-name="ce35" table:number-columns-repeated="19"/>
          <table:table-cell table:style-name="ce35" table:number-columns-spanned="12" office:value="None" office:value-type="string"/>
          <table:covered-table-cell table:style-name="ce17" table:number-columns-repeated="11"/>
          <table:table-cell table:style-name="ce35" table:number-columns-spanned="14" office:value="None" office:value-type="string"/>
          <table:covered-table-cell table:style-name="ce35" table:number-columns-repeated="13"/>
          <table:table-cell table:style-name="ce18" table:number-columns-spanned="27" office:value="None" office:value-type="string"/>
          <table:covered-table-cell table:style-name="ce35" table:number-columns-repeated="26"/>
          <table:table-cell table:style-name="ce3" office:value="None" office:value-type="string"/>
        </table:table-row>
        <table:table-row table:style-name="3340feb408b9bc6a4fae9393d124d5c0">
          <table:table-cell table:style-name="ce18" table:number-columns-spanned="32" office:value="None" office:value-type="string"/>
          <table:covered-table-cell table:number-columns-repeated="31"/>
          <table:table-cell table:style-name="ce35" table:number-columns-spanned="16" office:value="None" office:value-type="string"/>
          <table:covered-table-cell table:style-name="ce18" table:number-columns-repeated="15"/>
          <table:table-cell table:style-name="ce17" table:number-columns-spanned="20" office:value="None" office:value-type="string"/>
          <table:covered-table-cell table:style-name="ce35" table:number-columns-repeated="19"/>
          <table:table-cell table:style-name="ce35" table:number-columns-spanned="12" office:value="None" office:value-type="string"/>
          <table:covered-table-cell table:style-name="ce17" table:number-columns-repeated="11"/>
          <table:table-cell table:style-name="ce35" table:number-columns-spanned="14" office:value="None" office:value-type="string"/>
          <table:covered-table-cell table:style-name="ce35" table:number-columns-repeated="13"/>
          <table:table-cell table:style-name="ce18" table:number-columns-spanned="27" office:value="None" office:value-type="string"/>
          <table:covered-table-cell table:style-name="ce35" table:number-columns-repeated="26"/>
          <table:table-cell table:style-name="ce3" office:value="None" office:value-type="string"/>
        </table:table-row>
        <table:table-row table:style-name="757c09bd5838f5d5d79b69db5bccb0e1"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78" office:value="None" office:value-type="string"/>
        </table:table-row>
        <table:table-row table:style-name="5003ee1239fdfbfc9a2c29e590d41764"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number-rows-spanned="2" table:style-name="ce13" table:number-columns-spanned="3" office:value="None" office:value-type="string">
            <text:p><text:span text:style-name="ce13">В.</text:span></text:p>
          </table:table-cell>
          <table:covered-table-cell table:style-name="ce12" table:number-columns-repeated="2"/>
          <table:table-cell table:number-rows-spanned="2" table:style-name="ce41" table:number-columns-spanned="17" office:value="None" office:value-type="string">
            <text:p><text:span text:style-name="ce41">Всего отпуск на</text:span></text:p>
          </table:table-cell>
          <table:covered-table-cell table:style-name="ce13" table:number-columns-repeated="16"/>
          <table:table-cell table:style-name="ce3" office:value="None" office:value-type="string"/>
          <table:table-cell table:style-name="ce3" office:value="None" office:value-type="string"/>
          <table:table-cell table:number-rows-spanned="2" table:style-name="ce16" table:number-columns-spanned="30" office:value="None" office:value-type="string">
            <text:p><text:span text:style-name="ce16">123456</text:span></text:p>
          </table:table-cell>
          <table:covered-table-cell table:style-name="ce3" table:number-columns-repeated="29"/>
          <table:table-cell table:style-name="ce33" office:value="None" office:value-type="string"/>
          <table:table-cell table:style-name="ce3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number-rows-spanned="2" table:style-name="ce37" table:number-columns-spanned="15" office:value="None" office:value-type="string">
            <text:p><text:span text:style-name="ce37">календарных</text:span></text:p>
          </table:table-cell>
          <table:covered-table-cell table:style-name="ce34" table:number-columns-repeated="14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number-rows-spanned="2" table:style-name="ce11" table:number-columns-spanned="6" office:value="None" office:value-type="string">
            <text:p><text:span text:style-name="ce11">дней</text:span></text:p>
          </table:table-cell>
          <table:covered-table-cell table:style-name="ce34" table:number-columns-repeated="5"/>
          <table:table-cell table:style-name="ce3" office:value="None" office:value-type="string"/>
        </table:table-row>
        <table:table-row table:style-name="80921b253c1e48bf5152ec4f489118b2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table-cell table:style-name="ce12" office:value="None" office:value-type="string"/>
          <table:covered-table-cell table:style-name="ce12" table:number-columns-repeated="18"/>
          <table:table-cell office:value="None" office:value-type="string"/>
          <table:table-cell office:value="None" office:value-type="string"/>
          <table:covered-table-cell table:style-name="ce12" table:number-columns-repeated="29"/>
          <table:table-cell table:style-name="ce68" office:value="None" office:value-type="string"/>
          <table:table-cell office:value="None" office:value-type="string"/>
          <table:table-cell table:style-name="ce69" office:value="None" office:value-type="string"/>
          <table:table-cell table:style-name="ce69" office:value="None" office:value-type="string"/>
          <table:covered-table-cell table:style-name="ce69" table:number-columns-repeated="14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table-cell table:style-name="ce34" office:value="None" office:value-type="string"/>
          <table:covered-table-cell table:style-name="ce34" table:number-columns-repeated="5"/>
          <table:table-cell office:value="None" office:value-type="string"/>
        </table:table-row>
        <table:table-row table:style-name="d5b92cdae040a89a2bec48c24dde5015"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19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36" office:value="None" office:value-type="string"/>
          <table:table-cell table:style-name="ce19" office:value="None" office:value-type="string"/>
        </table:table-row>
        <table:table-row table:style-name="e489779d3bee2fb03a2e84a3cd130bdd">
          <table:table-cell table:style-name="ce10" table:number-columns-spanned="3" office:value="None" office:value-type="string">
            <text:p><text:span text:style-name="ce10">с </text:span></text:p>
          </table:table-cell>
          <table:covered-table-cell table:number-columns-repeated="2"/>
          <table:table-cell table:style-name="ce10" table:number-columns-spanned="32" office:value="None" office:value-type="string"/>
          <table:covered-table-cell table:style-name="ce10" table:number-columns-repeated="31"/>
          <table:table-cell table:style-name="ce3" office:value="None" office:value-type="string"/>
          <table:table-cell table:style-name="ce39" table:number-columns-spanned="6" office:value="None" office:value-type="string">
            <text:p><text:span text:style-name="ce39">по </text:span></text:p>
          </table:table-cell>
          <table:covered-table-cell table:style-name="ce3" table:number-columns-repeated="5"/>
          <table:table-cell table:style-name="ce10" table:number-columns-spanned="31" office:value="None" office:value-type="string"/>
          <table:covered-table-cell table:style-name="ce39" table:number-columns-repeated="30"/>
          <table:table-cell table:style-name="ce3" office:value="None" office:value-type="string"/>
          <table:table-cell table:style-name="ce61" office:value="None" office:value-type="string"/>
          <table:table-cell table:style-name="ce61" office:value="None" office:value-type="string"/>
          <table:table-cell table:style-name="ce64" office:value="None" office:value-type="string"/>
          <table:table-cell table:style-name="ce64" office:value="None" office:value-type="string"/>
          <table:table-cell table:style-name="ce64" office:value="None" office:value-type="string"/>
          <table:table-cell table:style-name="ce64" office:value="None" office:value-type="string"/>
          <table:table-cell table:style-name="ce67" office:value="None" office:value-type="string"/>
          <table:table-cell table:style-name="ce67" office:value="None" office:value-type="string"/>
          <table:table-cell table:style-name="ce67" office:value="None" office:value-type="string"/>
          <table:table-cell table:style-name="ce67" office:value="None" office:value-type="string"/>
          <table:table-cell table:style-name="ce67" office:value="None" office:value-type="string"/>
          <table:table-cell table:style-name="ce67" office:value="None" office:value-type="string"/>
          <table:table-cell table:style-name="ce3" office:value="None" office:value-type="string"/>
        </table:table-row>
        <table:table-row table:style-name="0aac340af20c38ad1f55d7ed8798a9bf">
          <table:table-cell table:style-name="ce20" office:value="None" office:value-type="string">
            <text:p><text:span text:style-name="ce20">Работник кадровой службы</text:span></text:p>
          </table:table-cell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3" office:value="None" office:value-type="string"/>
          <table:table-cell table:style-name="ce4" table:number-columns-spanned="27" office:value="None" office:value-type="string"/>
          <table:covered-table-cell table:style-name="ce3" table:number-columns-repeated="26"/>
          <table:table-cell table:style-name="ce50" office:value="None" office:value-type="string"/>
          <table:table-cell table:style-name="ce50" office:value="None" office:value-type="string"/>
          <table:table-cell table:style-name="ce4" table:number-columns-spanned="24" office:value="None" office:value-type="string"/>
          <table:covered-table-cell table:style-name="ce50" table:number-columns-repeated="23"/>
          <table:table-cell table:style-name="ce3" office:value="None" office:value-type="string"/>
          <table:table-cell table:style-name="ce3" office:value="None" office:value-type="string"/>
          <table:table-cell table:style-name="ce4" table:number-columns-spanned="35" office:value="None" office:value-type="string"/>
          <table:covered-table-cell table:style-name="ce3" table:number-columns-repeated="34"/>
          <table:table-cell table:style-name="ce3" office:value="None" office:value-type="string"/>
        </table:table-row>
        <table:table-row table:style-name="38cb193c0e5004e246d6e24a53bff6fb"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5" table:number-columns-spanned="27" office:value="None" office:value-type="string">
            <text:p><text:span text:style-name="ce5">(должность)</text:span></text:p>
          </table:table-cell>
          <table:covered-table-cell table:style-name="ce21" table:number-columns-repeated="26"/>
          <table:table-cell table:style-name="ce51" office:value="None" office:value-type="string"/>
          <table:table-cell table:style-name="ce51" office:value="None" office:value-type="string"/>
          <table:table-cell table:style-name="ce5" table:number-columns-spanned="24" office:value="None" office:value-type="string">
            <text:p><text:span text:style-name="ce5">(личная подпись)</text:span></text:p>
          </table:table-cell>
          <table:covered-table-cell table:style-name="ce51" table:number-columns-repeated="23"/>
          <table:table-cell table:style-name="ce21" office:value="None" office:value-type="string"/>
          <table:table-cell table:style-name="ce21" office:value="None" office:value-type="string"/>
          <table:table-cell table:style-name="ce5" table:number-columns-spanned="35" office:value="None" office:value-type="string">
            <text:p><text:span text:style-name="ce5">(расшифровка подписи)</text:span></text:p>
          </table:table-cell>
          <table:covered-table-cell table:style-name="ce21" table:number-columns-repeated="34"/>
          <table:table-cell table:style-name="ce21" office:value="None" office:value-type="string"/>
        </table:table-row>
        <table:table-row table:style-name="2b7a98115fbdbe1cbfd3eda2c0ec9e23">
          <table:table-cell office:value="None" office:value-type="string"/>
        </table:table-row>
        <table:table-row table:style-name="838e4df6f334b5639325ecf528127fd7">
          <table:table-cell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styles/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meta>
    <meta:generator>ODFPY/0.9.6</meta:generator>
  </office:meta>
</office:document-meta>
</file>